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officeooo:rsid="00020f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nche quando si svolge un lavoro che ha significato per pochi, in realtà si sta collaborando con ogni persona del pianeta al lavoro universale svolto da tutta la società. In passato, nelle piccole società come le tribù, ciò era evidente. Infatti, ognuno era indispensabile a tutti gli altri e, anche se la mansione svolta era umile, come ad esempio badare al gregge mentre il resto della tribù cacciava, <text:s/>se non fosse stata svolta, questo avrebbe costituito un danno per tutti. Oggigiorno, non è più così scontato pensare in questo modo, soprattutto perchè i modelli culturali premiano <text:span text:style-name="T1">ruoli lavorativi</text:span> di prestigio, come ad esempio <text:span text:style-name="T1">il ruolo dell’</text:span>ingegner<text:span text:style-name="T1">e</text:span>, <text:span text:style-name="T1">del </text:span>medic<text:span text:style-name="T1">o</text:span>, <text:span text:style-name="T1">dell’</text:span>imprenditor<text:span text:style-name="T1">e</text:span>, e mett<text:span text:style-name="T1">o</text:span>no in ombra lavori più umili, come ad esempio <text:span text:style-name="T1">il </text:span>manoval<text:span text:style-name="T1">e</text:span>, <text:span text:style-name="T1">il </text:span>commess<text:span text:style-name="T1">o</text:span>, <text:span text:style-name="T1">il </text:span>camerier<text:span text:style-name="T1">e</text:span>. Tuttavia, quando un lavoratore rispetta e crede in tutte le leggi della società, lavora onestamente nel rispetto di tutti, egli è al pari di ogni altro lavoratore. La ragione è che, inanzitutto, per vivere egli non cerca via traverse, che danneggerebbero in piccola o grande misura l'altro. Inoltre, se delle persone <text:span text:style-name="T1">si avvalgono del</text:span> servizio di codesto lavoratore, esse credono nell'utilità e bontà del suo servizio. </text:p>
      <text:p text:style-name="Standard"/>
      <text:p text:style-name="Standard">Il mercato economico è ingiusto, perchè a parità di utilità e bontà di un servizio, alcuni lavori sono pagati di più, altri di meno. Mentre una grossa azienda rivende il suo servizio a dieci o cento volte tanto il suo effettivo costo di produzione, un lavoratore autonomo non può comportarsi allo stesso modo: i costi che deve sostenere sono molto più alti e la sua clientela infinitamente più ristretta. Eppure, l'idraulico che ripara il tubo dell'acqua, svolge un lavoro tanto utile quanto quello dell'azienda che vende detersivo per piatti. </text:p>
      <text:p text:style-name="Standard"/>
      <text:p text:style-name="Standard">Ogni lavoratore è dunque al pari di ogni lavoratore, anche se il mercato non rende giustizia a questo principio. Ogni lavoratore porta avanti la società nel suo piccolo. </text:p>
      <text:p text:style-name="Standard"/>
      <text:p text:style-name="Standard">Un lavoratore, così come un'azienda, guadagnando nel tempo dispone di un capitale. Tuttavia, egli è più libero ed ha più potere di spendere il suo capitale per il bene collettivo. Quando lo utilizza per soddisfare le proprie necessità e desideri premia i lavoratori che gli offrono dei servizi, e a catena i lavoratori che offrono i servi a questi ultimi. </text:p>
      <text:p text:style-name="Standard"/>
      <text:p text:style-name="Standard">Tuttavia, il lavoratore ha più libertà e potere,perchè può scegliere di prediligere dei prodotti e dei servizi al posto di altri, per rispettare dei principi, come ad esempio, comprare presso una bottega locale piuttosto che presso un supermercato, comprare frutta e verdura della propria regione, usare prodotti biologici e che rispettano gli animali, fino a prodotti fair trade e simili.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riam Lo Pumo</meta:initial-creator>
    <meta:creation-date>2022-07-12T21:44:02</meta:creation-date>
    <dc:date>2022-08-23T15:20:18.941694387</dc:date>
    <meta:editing-duration>PT1H9M2S</meta:editing-duration>
    <meta:editing-cycles>13</meta:editing-cycles>
    <meta:generator>LibreOffice/6.4.7.2$Linux_X86_64 LibreOffice_project/40$Build-2</meta:generator>
    <meta:document-statistic meta:table-count="0" meta:image-count="0" meta:object-count="0" meta:page-count="1" meta:paragraph-count="5" meta:word-count="428" meta:character-count="2660" meta:non-whitespace-character-count="2231"/>
  </office:meta>
</office:document-meta>
</file>